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4.1cm" svg:height="1.5cm" svg:x="8.1cm" svg:y="1.1cm">
          <text:p text:style-name="P1">Создани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6.9cm" svg:height="3.9cm" svg:x="6.7cm" svg:y="5cm">
          <text:p text:style-name="P1">Есть враги </text:p>
          <text:p text:style-name="P1">в поле видимости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0.15cm" svg:y1="5cm" svg:x2="10.15cm" svg:y2="2.6cm" draw:start-shape="id1" draw:start-glue-point="4" draw:end-shape="id2" draw:end-glue-point="2" svg:d="m10150 5000v-2400">
          <text:p/>
        </draw:connector>
        <draw:custom-shape draw:style-name="gr1" draw:text-style-name="P1" xml:id="id3" draw:id="id3" draw:layer="layout" svg:width="8.036cm" svg:height="4cm" svg:x="-3.336cm" svg:y="4.9cm">
          <text:p text:style-name="P1">Режим ожидания</text:p>
          <text:p text:style-name="P1">+ </text:p>
          <text:p text:style-name="P1">беспорядочная ходьба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7cm" svg:y1="6.95cm" svg:x2="4.7cm" svg:y2="6.9cm" draw:start-shape="id1" draw:start-glue-point="5" draw:end-shape="id3" draw:end-glue-point="1" svg:d="m6700 6950h-1000v-50h-1000">
          <text:p/>
        </draw:connector>
        <draw:frame draw:style-name="gr3" draw:layer="layout" svg:width="1.582cm" svg:height="1.675cm" svg:x="5.1cm" svg:y="6.2cm">
          <draw:text-box>
            <text:p>Нет</text:p>
            <text:p/>
          </draw:text-box>
        </draw:frame>
        <draw:line draw:style-name="gr4" draw:text-style-name="P1" xml:id="id4" draw:id="id4" draw:layer="layout" svg:x1="0.682cm" svg:y1="3.3cm" svg:x2="10.2cm" svg:y2="3.3cm">
          <text:p/>
        </draw:line>
        <draw:connector draw:style-name="gr2" draw:text-style-name="P1" draw:layer="layout" svg:x1="0.682cm" svg:y1="4.9cm" svg:x2="0.682cm" svg:y2="3.3cm" draw:start-shape="id3" draw:start-glue-point="0" draw:end-shape="id4" draw:end-glue-point="3" svg:d="m682 4900v-1600">
          <text:p/>
        </draw:connector>
        <draw:custom-shape draw:style-name="gr1" draw:text-style-name="P1" xml:id="id5" draw:id="id5" draw:layer="layout" svg:width="8.4cm" svg:height="3.8cm" svg:x="5.9cm" svg:y="11.1cm">
          <text:p text:style-name="P1">К нему есть прямой путь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0.15cm" svg:y1="8.9cm" svg:x2="10.1cm" svg:y2="11.1cm" draw:start-shape="id1" draw:start-glue-point="6" draw:end-shape="id5" draw:end-glue-point="4" svg:d="m10150 8900v1101h-50v1099">
          <text:p/>
        </draw:connector>
        <draw:frame draw:style-name="gr5" draw:layer="layout" svg:width="3.3cm" svg:height="0.963cm" svg:x="10.3cm" svg:y="9.425cm">
          <draw:text-box>
            <text:p>Да</text:p>
          </draw:text-box>
        </draw:frame>
        <draw:custom-shape draw:style-name="gr1" draw:text-style-name="P1" xml:id="id6" draw:id="id6" draw:layer="layout" svg:width="6.2cm" svg:height="3.1cm" svg:x="1cm" svg:y="16.6cm">
          <text:p text:style-name="P1">Поиск пути </text:p>
          <text:p text:style-name="P1">+</text:p>
          <text:p text:style-name="P1">передвижение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9cm" svg:y1="13cm" svg:x2="4.1cm" svg:y2="16.6cm" draw:start-shape="id5" draw:start-glue-point="5" draw:end-shape="id6" draw:end-glue-point="0" svg:d="m5900 13000h-1800v3600">
          <text:p/>
        </draw:connector>
        <draw:custom-shape draw:style-name="gr1" draw:text-style-name="P1" xml:id="id7" draw:id="id7" draw:layer="layout" svg:width="5.8cm" svg:height="2.9cm" svg:x="14.2cm" svg:y="16.7cm">
          <text:p text:style-name="P1">Передвижение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3cm" svg:y1="13cm" svg:x2="17.1cm" svg:y2="16.7cm" draw:start-shape="id5" draw:start-glue-point="7" draw:end-shape="id7" draw:end-glue-point="0" svg:d="m14300 13000h2800v3700">
          <text:p/>
        </draw:connector>
        <draw:frame draw:style-name="gr3" draw:layer="layout" svg:width="1.285cm" svg:height="1.675cm" svg:x="14.6cm" svg:y="12.2cm">
          <draw:text-box>
            <text:p>Да</text:p>
            <text:p/>
          </draw:text-box>
        </draw:frame>
        <draw:frame draw:style-name="gr3" draw:layer="layout" svg:width="1.582cm" svg:height="0.963cm" svg:x="4.1cm" svg:y="12.4cm">
          <draw:text-box>
            <text:p>Нет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Александр </meta:initial-creator>
    <meta:creation-date>2013-09-28T13:12:43.45</meta:creation-date>
    <dc:date>2013-09-28T13:27:56.70</dc:date>
    <dc:creator>Александр </dc:creator>
    <meta:editing-duration>PT3S</meta:editing-duration>
    <meta:editing-cycles>1</meta:editing-cycles>
    <meta:document-statistic meta:object-count="17"/>
    <meta:generator>OpenOffice/4.0.0$Win32 OpenOffice.org_project/400m3$Build-9702</meta:generator>
  </office:meta>
</office:document-meta>
</file>